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ker start &lt;id du docker&gt; == start le docker</text:p>
      <text:p text:style-name="Standard">docker stop &lt;id du docker&gt; == stop le docker</text:p>
      <text:p text:style-name="Standard">docker run -d -p &lt;numero du port que l'on veux utiliser en local&gt;:&lt;numero du port que le conteneur utilise&gt; --name &lt;nom que l'on veux&gt; &lt;id du docker ou de l'img&gt; == démarer le doceker arrier plan sur un port spécific</text:p>
      <text:p text:style-name="Standard"/>
      <text:p text:style-name="Standard">docker ps == voir les docker qui tourne</text:p>
      <text:p text:style-name="Standard">docker ps -a == voir tout les docker </text:p>
      <text:p text:style-name="Standard">docker images -a == voir toute les images</text:p>
      <text:p text:style-name="Standard"/>
      <text:p text:style-name="Standard">docker rm &lt;id du docker&gt; == delete le docker</text:p>
      <text:p text:style-name="Standard">docker rmi &lt;id de l'img&gt; == delete img</text:p>
      <text:p text:style-name="Standard"/>
      <text:p text:style-name="Standard">docker logs </text:p>
      <text:p text:style-name="Standard"/>
      <text:p text:style-name="Standard">docker exec -it &lt;nom du conteneur&gt; sh == exec le docker et donne accès a sont shell</text:p>
      <text:p text:style-name="Standard">exit == pour sortir</text:p>
      <text:p text:style-name="Standard"/>
      <text:p text:style-name="P1">Redis</text:p>
      <text:p text:style-name="Standard">redis-cli ==</text:p>
      <text:p text:style-name="Standard">set &lt;nom propriété&gt; == crée une propriété</text:p>
      <text:p text:style-name="Standard">get &lt;nom propriété&gt; == donne accès a la propriété</text:p>
      <text:p text:style-name="Standard">keys * == affiche toute les clefs</text:p>
      <text:p text:style-name="Standard">del &lt;nom propriété&gt; == delete un propriété</text:p>
      <text:p text:style-name="Standard">flushall == delete toute les prop</text:p>
      <text:p text:style-name="Standard">ttl &lt;nom prop&gt; == affiche le tmp restant de la prop</text:p>
      <text:p text:style-name="Standard">setex &lt;nom prop&gt; &lt;nb seconde restante&gt; &lt;valeur&gt; == crée une prop avec un tmp dexpiration </text:p>
      <text:p text:style-name="Standard">lpush &lt;nom tab&gt; &lt;valeur&gt;</text:p>
      <text:p text:style-name="Standard">lrange &lt;nom tab&gt; 0 -1</text:p>
      <text:p text:style-name="Standard">lpush/rpush &lt;nom tab&gt; &lt;valeur&gt; = add valeur a gauche pour l droite pour r</text:p>
      <text:p text:style-name="Standard">lpop/rpop == del el gauche pour l / droite pour R</text:p>
      <text:p text:style-name="Standard"/>
      <text:p text:style-name="Standard">hset &lt;nom obj&gt; &lt;nom prop&gt; &lt;val prop&gt; == crée un obj avec une prop</text:p>
      <text:p text:style-name="Standard">hget &lt;nom obj&gt; &lt;nom prop&gt;</text:p>
      <text:p text:style-name="Standard">hgetall &lt;nom obj&gt;</text:p>
      <text:p text:style-name="Standard">hdel &lt;nom obj&gt; &lt;nom prop&gt;</text:p>
      <text:p text:style-name="Standard"/>
      <text:p text:style-name="Standard">exists &lt;nom prop&gt; == savoir si une prop exist</text:p>
      <text:p text:style-name="Standard"/>
      <text:p text:style-name="Standard">docker network === liste les ntwork</text:p>
      <text:p text:style-name="Standard">docker network create &lt;name&gt; </text:p>
      <text:p text:style-name="Standard"/>
      <text:p text:style-name="Standard"/>
      <text:p text:style-name="Standard">docker-compose up -d == lance le docker grace au compose</text:p>
      <text:p text:style-name="Standard">docker-compose down == etein et suprimme les docker</text:p>
      <text:p text:style-name="Standard"/>
      <text:p text:style-name="Standard">docker build &lt;path&gt; == crée le docker a partir du fichier Dockr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1M31S</meta:editing-duration>
    <meta:editing-cycles>19</meta:editing-cycles>
    <meta:generator>OpenOffice/4.1.11$Win32 OpenOffice.org_project/4111m1$Build-9808</meta:generator>
    <dc:date>2023-03-30T14:55:37.12</dc:date>
    <meta:document-statistic meta:table-count="0" meta:image-count="0" meta:object-count="0" meta:page-count="1" meta:paragraph-count="34" meta:word-count="298" meta:character-count="1556"/>
    <meta:user-defined meta:name="Info 1"/>
    <meta:user-defined meta:name="Info 2"/>
    <meta:user-defined meta:name="Info 3"/>
    <meta:user-defined meta:name="Info 4"/>
  </office:meta>
</office:document-meta>
</file>